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0cb0f4" officeooo:paragraph-rsid="000cb0f4"/>
    </style:style>
    <style:style style:name="P2" style:family="paragraph" style:parent-style-name="Standard">
      <style:text-properties style:font-name="Times New Roman" officeooo:rsid="000d1dfa" officeooo:paragraph-rsid="000d1dfa"/>
    </style:style>
    <style:style style:name="P3" style:family="paragraph" style:parent-style-name="Standard" style:list-style-name="L1">
      <style:text-properties style:font-name="Times New Roman" officeooo:rsid="000cb0f4" officeooo:paragraph-rsid="000cb0f4"/>
    </style:style>
    <style:style style:name="P4" style:family="paragraph" style:parent-style-name="Standard" style:list-style-name="L1">
      <style:text-properties style:font-name="Times New Roman" officeooo:rsid="000d1dfa" officeooo:paragraph-rsid="000d1dfa"/>
    </style:style>
    <style:style style:name="P5" style:family="paragraph" style:parent-style-name="Standard">
      <style:text-properties style:font-name="Times New Roman" officeooo:rsid="000d1dfa" officeooo:paragraph-rsid="000d1dfa"/>
    </style:style>
    <style:style style:name="T1" style:family="text">
      <style:text-properties officeooo:rsid="000d1dfa"/>
    </style:style>
    <style:style style:name="T2" style:family="text">
      <style:text-properties officeooo:rsid="000ef82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doria</text:p>
      <text:p text:style-name="P1">Code Documentation</text:p>
      <text:p text:style-name="P1">Written by Gregory F Martin</text:p>
      <text:p text:style-name="P1"/>
      <text:p text:style-name="P1">The purpose of this document is to provide an extensive look into the code for Eldoria. This is as much for posterity as it is for my own sake seeing as how I can end up going long stints of time without working on this code. This document will work backward from the entry point of the program – which is arguably the least interesting aspect – to the most granular of components that comprise the atomic level of its state.</text:p>
      <text:p text:style-name="P1"/>
      <text:p text:style-name="P1">History</text:p>
      <text:p text:style-name="P1">Eldoria was conceived in September of 2022. The germ of the idea started as a set of questions around PowerShell capability using complex terminal effects though ANSI CSI/SGR sequences. After a few months, it refined a bit more into a game-like program that took the shape of a SUD. Extensive work since then has built a 22,000+ line program that has the following features:</text:p>
      <text:p text:style-name="P1"/>
      <text:list text:style-name="L1">
        <text:list-item>
          <text:p text:style-name="P3">Text-based REPL for player commands</text:p>
        </text:list-item>
        <text:list-item>
          <text:p text:style-name="P3">“Graphical” inventory management implementing paging</text:p>
        </text:list-item>
        <text:list-item>
          <text:p text:style-name="P3">“Graphical” player stat and combat technique management</text:p>
        </text:list-item>
        <text:list-item>
          <text:p text:style-name="P3">“Graphical” turn-based 1v1 combat system</text:p>
        </text:list-item>
        <text:list-item>
          <text:p text:style-name="P3">“Images”</text:p>
        </text:list-item>
        <text:list-item>
          <text:p text:style-name="P3">A “Windowing System” that is really just rectangles <text:span text:style-name="T1">on a buffer; a visual gimmick.</text:span></text:p>
        </text:list-item>
        <text:list-item>
          <text:p text:style-name="P4">Audio playback for SFX and BGM</text:p>
        </text:list-item>
      </text:list>
      <text:p text:style-name="P2"/>
      <text:p text:style-name="P2">Eldoria also had in conception the idea of being cross-platform. While this was a nice-to-have at the start <text:span text:style-name="T2">when</text:span> the code was much simpler <text:span text:style-name="T2">and written on a Mac</text:span>, this grew to be untenable in the long-run as new features were added. Currently, vestiges of cross-platform code can be found in the program; these will be removed in future iterations.</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9T14:36:55.640000000</meta:creation-date>
    <dc:date>2024-06-29T19:58:21.658000000</dc:date>
    <meta:editing-duration>PT12M37S</meta:editing-duration>
    <meta:editing-cycles>2</meta:editing-cycles>
    <meta:generator>LibreOffice/24.2.4.2$Windows_X86_64 LibreOffice_project/51a6219feb6075d9a4c46691dcfe0cd9c4fff3c2</meta:generator>
    <meta:document-statistic meta:table-count="0" meta:image-count="0" meta:object-count="0" meta:page-count="1" meta:paragraph-count="14" meta:word-count="262" meta:character-count="1513" meta:non-whitespace-character-count="1270"/>
  </office:meta>
</office:document-meta>
</file>